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trol unit ID ##</text:p>
          </table:table-cell>
          <table:table-cell office:value-type="string" calcext:value-type="string">
            <text:p>control unit name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Engi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Brak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Air Condition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Central Electr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Airba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teering Colum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shboar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atewa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Immobiliz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Driver Do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Steering Assistan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Comfort Syste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Passenger Do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Rear Left Do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Tire Pressu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Rear Right Do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3:15:16.870019652</meta:creation-date>
    <dc:date>2023-11-08T13:28:58.979154038</dc:date>
    <meta:editing-duration>PT3M12S</meta:editing-duration>
    <meta:editing-cycles>1</meta:editing-cycles>
    <meta:generator>LibreOffice/7.3.7.2$Linux_X86_64 LibreOffice_project/30$Build-2</meta:generator>
    <meta:document-statistic meta:table-count="1" meta:cell-count="34" meta:object-count="0"/>
  </office:meta>
</office:document-meta>
</file>